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1be" officeooo:paragraph-rsid="001401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гда-то кто-то говорил:</text:p>
      <text:p text:style-name="P1">Я знаю, что я ничего не знаю, а я повторял его выражение, но нынче у меня серьžзные сомнения относительно даже столь незначительной толики знания.</text:p>
      <text:p text:style-name="P1">Я сомневаюсь, что знаю хоть что-нибудь - пусть даже и ничего. Несомненно одно - жизнь короче даже, чем черточка между датой рождения и кончины.</text:p>
      <text:p text:style-name="P1">И мне наплевать, что всем наплевать на мои премудрости, потому что я лучше их всех знаю, что даже после всего что было после всех своих глупостей и ошибок, после вляпыванья во всяческое и всевозможнейшее дерьмо я всž тот же наивный лох готовый увязаться в экспедицию к неведомым кудыкиным горам.</text:p>
      <text:p text:style-name="P1">-----------</text:p>
      <text:p text:style-name="P1">и пусть обшивка ни к черту, мачта скрыпит и вся эта скорлупа не переживžт ближайшего шторма - вперед! - и пусть очередная каллисто или пенелопа (не велика разница) мечется вдоль линии прибоя вопя, расхрыстав свои прелести, -вперžд!... <text:s/></text:p>
      <text:p text:style-name="P1">--------------</text:p>
      <text:p text:style-name="P1">Утешает лишь одно, что оставшийся отрезок черточки уже меньше пройденного и край различим. Значит - достигнем. А хули нам!!</text:p>
      <text:p text:style-name="P1"/>
      <text:p text:style-name="P1">До свиданья, дочка.</text:p>
      <text:p text:style-name="P1">Обнимаю.</text:p>
      <text:p text:style-name="P1"/>
      <text:p text:style-name="P1">С любовью твои папы - Сергей и Николаевич.</text:p>
      <text:p text:style-name="P1"/>
      <text:p text:style-name="P1">P.S.: <text:s/>а буде родишь ещё и отпрыска мужеска пола — приглядывай! И коли заметишь излишнюю тягу к бумаге, или там набору текста в компьютере, то заверни его в белу тряпицу, да брось в быстру реченьку — он же потом тебе спасибо скажет</text:p>
      <text:p text:style-name="P1"/>
      <text:p text:style-name="P1">-------</text:p>
      <text:p text:style-name="P1">ночь с 20 на 21 августа 2007 г., р. Варáнда</text:p>
      <text:p text:style-name="P1"/>
      <text:p text:style-name="P1"/>
      <text:p text:style-name="P1"/>
      <text:p text:style-name="P1">на трубопроводе возле Хнзристана мальчик в спортивке - вечером тžща объявила, илишь 20 летспустя узнал о том, что у него былблизнец</text:p>
      <text:p text:style-name="P1">Разница между молодостью и старостью. В старости помимо одоления внешней материи приходится бороться и со своей, составляющей тебя самого.</text:p>
      <text:p text:style-name="P1"/>
      <text:p text:style-name="P1">Девки жестокие твари - меня студента на 2 курсе уговорили (Тупого лося) пообъясняться в любви самой незавидной девушке на курсе (ага). Она не верила и просила отстать. Потом они поехали на картошку и два местных хлопа подрались в клубе на ножах за неž - у девок и очи рогом полезли.</text:p>
      <text:p text:style-name="P1"/>
      <text:p text:style-name="P1"/>
      <text:p text:style-name="P1">Беда старости в том, что не получает уж прежней радости от радостей жизни - я так и не сумел себя заставить зайти в воду на речном пляже в Конотопе. А пацаном после получасового купания с восторгом последовал за приятелями, что только-только решили искупаться.</text:p>
      <text:p text:style-name="P1">Летом внучки мои день за днем отправлялись на купания, отец мой боялся что Илона начнет заниматься сексом (просветился крестьянский сын), а она мне сказала, что хочет замуж. Я ответил, что бабка в ее возрасте вышла за ме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8T15:08:46.822466592</meta:creation-date>
    <dc:date>2016-04-08T15:15:00.565850914</dc:date>
    <dc:creator>sehrguey </dc:creator>
    <meta:editing-duration>PT6M13S</meta:editing-duration>
    <meta:editing-cycles>1</meta:editing-cycles>
    <meta:document-statistic meta:table-count="0" meta:image-count="0" meta:object-count="0" meta:page-count="1" meta:paragraph-count="19" meta:word-count="391" meta:character-count="2376" meta:non-whitespace-character-count="1999"/>
    <meta:generator>LibreOffice/4.3.3.2$Linux_x86 LibreOffice_project/430m0$Build-2</meta:generator>
  </office:meta>
</office:document-meta>
</file>